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officeooo:rsid="00053cf5" officeooo:paragraph-rsid="00053cf5" style:font-name-asian="Ubuntu1" style:font-name-complex="Ubuntu1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1" style:font-style-asian="normal" style:font-name-complex="Ubuntu1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0635f2" officeooo:paragraph-rsid="000635f2" style:font-name-asian="Ubuntu1" style:font-style-asian="normal" style:font-name-complex="Ubuntu1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53cf5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fo:color="#cd003a" style:font-name="Ubuntu" fo:font-weight="bold" style:font-name-asian="Ubuntu1" style:font-weight-asian="bold" style:font-name-complex="Ubuntu1"/>
    </style:style>
    <style:style style:name="P11" style:family="paragraph" style:parent-style-name="Standard">
      <style:text-properties style:font-name="Ubuntu" fo:font-style="italic" fo:font-weight="bold" officeooo:rsid="00053cf5" style:font-name-asian="Ubuntu1" style:font-style-asian="italic" style:font-weight-asian="bold" style:font-name-complex="Ubuntu1" style:font-style-complex="italic" style:font-weight-complex="bold"/>
    </style:style>
    <style:style style:name="P12" style:family="paragraph" style:parent-style-name="Standard"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13" style:family="paragraph" style:parent-style-name="Standard">
      <style:text-properties style:font-name="Ubuntu" officeooo:rsid="00053cf5" style:font-name-asian="Ubuntu1" style:font-name-complex="Ubuntu1"/>
    </style:style>
    <style:style style:name="P14" style:family="paragraph" style:parent-style-name="Standard">
      <style:text-properties style:font-name="Ubuntu" officeooo:rsid="00053cf5" officeooo:paragraph-rsid="000635f2" style:font-name-asian="Ubuntu1" style:font-name-complex="Ubuntu1"/>
    </style:style>
    <style:style style:name="P1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6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17" style:family="paragraph" style:parent-style-name="Standard">
      <style:paragraph-properties fo:margin-top="0in" fo:margin-bottom="0in" loext:contextual-spacing="false"/>
      <style:text-properties style:font-name="Ubuntu" fo:font-style="italic" officeooo:rsid="00053cf5" officeooo:paragraph-rsid="000635f2" style:font-name-asian="Ubuntu1" style:font-style-asian="italic" style:font-name-complex="Ubuntu1" style:font-style-complex="italic"/>
    </style:style>
    <style:style style:name="P18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1" style:font-style-asian="normal" style:font-name-complex="Ubuntu1" style:font-style-complex="normal"/>
    </style:style>
    <style:style style:name="P19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1" style:font-style-asian="normal" style:font-name-complex="Ubuntu1" style:font-style-complex="normal"/>
    </style:style>
    <style:style style:name="P2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71be0" officeooo:paragraph-rsid="00071be0" style:font-name-asian="Ubuntu1" style:font-style-asian="normal" style:font-weight-asian="bold" style:font-name-complex="Ubuntu1" style:font-style-complex="normal" style:font-weight-complex="bold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25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style="italic" fo:font-weight="bold" officeooo:rsid="00053cf5" style:font-name-asian="Ubuntu1" style:font-size-asian="14pt" style:font-style-asian="italic" style:font-weight-asian="bold" style:font-name-complex="Ubuntu1" style:font-size-complex="14pt"/>
    </style:style>
    <style:style style:name="T3" style:family="text">
      <style:text-properties style:font-name="Ubuntu" style:font-name-asian="Ubuntu1" style:font-name-complex="Ubuntu1"/>
    </style:style>
    <style:style style:name="T4" style:family="text">
      <style:text-properties style:font-name="Ubuntu" fo:font-style="italic" style:font-name-asian="Ubuntu1" style:font-style-asian="italic" style:font-name-complex="Ubuntu1"/>
    </style:style>
    <style:style style:name="T5" style:family="text">
      <style:text-properties style:font-name="Ubuntu" fo:font-style="italic" fo:background-color="#ffff00" loext:char-shading-value="0" style:font-name-asian="Ubuntu1" style:font-style-asian="italic" style:font-name-complex="Ubuntu1"/>
    </style:style>
    <style:style style:name="T6" style:family="text">
      <style:text-properties style:font-name="Ubuntu" fo:font-style="normal" officeooo:rsid="000635f2" style:font-name-asian="Ubuntu1" style:font-style-asian="normal" style:font-name-complex="Ubuntu1" style:font-style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0635f2"/>
    </style:style>
    <style:style style:name="T9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Projet#1 </text:span><text:span text:style-name="T2">CV</text:span></text:p>
      <text:p text:style-name="P3"/>
      <text:p text:style-name="P2">Objectifs</text:p>
      <text:list xml:id="list5704454994868085353" text:style-name="WWNum1">
        <text:list-item>
          <text:p text:style-name="P21">Réaliser une maquette pour une page web.</text:p>
        </text:list-item>
        <text:list-item>
          <text:p text:style-name="P21">Utiliser HTML et CSS pour réaliser une page respectant une maquette.</text:p>
        </text:list-item>
        <text:list-item>
          <text:p text:style-name="P21">Versionner son travail sur un repo github.</text:p>
        </text:list-item>
        <text:list-item>
          <text:p text:style-name="P21">Publier une page sur internet.</text:p>
        </text:list-item>
      </text:list>
      <text:p text:style-name="P3"/>
      <text:p text:style-name="P2">Contexte</text:p>
      <text:p text:style-name="P4">Un CV est un outil indispensable et ce n’est sûrement pas la première fois qu’on vous apprend à remplir le vôtre. </text:p>
      <text:p text:style-name="P4">Toutefois, en tant que développeur web, il s’agit surtout d’une occasion pour vous d’être présent sur internet et de mettre en avant vos réalisations. Ce qu’il y a dedans compte autant que la façon dont vous le présentez. </text:p>
      <text:p text:style-name="P3"/>
      <text:p text:style-name="P2">Intention</text:p>
      <text:p text:style-name="P4">On continue dans l’optique de l’insertion professionnelle tout en mettant en œuvre de nouveaux outils indispensables pour le développement de sites web.</text:p>
      <text:p text:style-name="P3"/>
      <text:p text:style-name="P2">Compétence.s concernée.s</text:p>
      <text:list xml:id="list1265588469283930606" text:style-name="WWNum4">
        <text:list-item>
          <text:p text:style-name="P24">C1 : Maquetter une application</text:p>
        </text:list-item>
        <text:list-item>
          <text:p text:style-name="P24">C6: Développer des pages web<text:span text:style-name="T7"> en lien avec une base de données</text:span></text:p>
        </text:list-item>
      </text:list>
      <text:p text:style-name="P3"/>
      <text:p text:style-name="P2">Critères de réussite</text:p>
      <text:list xml:id="list1612424052048717481" text:style-name="WWNum3">
        <text:list-item>
          <text:p text:style-name="P22">La maquette respecte les contraintes exprimées.</text:p>
        </text:list-item>
        <text:list-item>
          <text:p text:style-name="P22">La page web est lisible sans feuille de style.</text:p>
        </text:list-item>
        <text:list-item>
          <text:p text:style-name="P25">Le projet est bien présent dans un repo github dont le lien est fourni par l’apprenant. </text:p>
        </text:list-item>
        <text:list-item>
          <text:p text:style-name="P25">Le projet comprend bien un fichier HTML, un fichier CSS ainsi qu’un dossier contenant une ou plusieurs images.</text:p>
        </text:list-item>
        <text:list-item>
          <text:p text:style-name="P22">Les différents commits réalisés correspondent bien aux différentes étapes du projet. </text:p>
        </text:list-item>
        <text:list-item>
          <text:p text:style-name="P22">L’adresse web de la page internet est fournie. </text:p>
        </text:list-item>
        <text:list-item>
          <text:p text:style-name="P22">La page internet est bien publique.</text:p>
        </text:list-item>
        <text:list-item>
          <text:p text:style-name="P22">La page est lisible sur plusieurs navigateurs. </text:p>
        </text:list-item>
        <text:list-item>
          <text:p text:style-name="P22">L’adresse web de la page internet se trouve bien dans le readme du repo github.</text:p>
        </text:list-item>
        <text:list-item>
          <text:p text:style-name="P22">La page internet correspond bien à la maquette réalisée.</text:p>
        </text:list-item>
      </text:list>
      <text:p text:style-name="P3"/>
      <text:p text:style-name="P2">Livrable.s</text:p>
      <text:list xml:id="list5717412269537948792" text:style-name="WWNum2">
        <text:list-item>
          <text:p text:style-name="P23">Adresse du repo github.</text:p>
        </text:list-item>
        <text:list-item>
          <text:p text:style-name="P23">Adresse de la page internet.</text:p>
        </text:list-item>
        <text:list-item>
          <text:p text:style-name="P23">Maquette de la page internet au format papier.</text:p>
        </text:list-item>
      </text:list>
      <text:p text:style-name="P3"/>
      <text:p text:style-name="P10">DeadLine <text:span text:style-name="T9">01.01</text:span>.201<text:span text:style-name="T8">8</text:span></text:p>
      <text:p text:style-name="P16"/>
      <text:p text:style-name="P1"><text:span text:style-name="T3">A envoyer par mail :</text:span><text:span text:style-name="T4"> </text:span><text:span text:style-name="T6">ldevernay</text:span><text:span text:style-name="T3">@simplon.co et </text:span><text:span text:style-name="T5">blabla</text:span><text:span text:style-name="T3">@simplon.co</text:span></text:p>
      <text:p text:style-name="P3"/>
      <text:p text:style-name="P3">Travail individuel.</text:p>
      <text:p text:style-name="P3"/>
      <text:p text:style-name="P2"><text:soft-page-break/>Réalisation attendues</text:p>
      <text:p text:style-name="P11">Réaliser <text:s text:c="2"/>la <text:s text:c="2"/>maquette <text:s text:c="2"/>(wireframe) <text:s text:c="2"/>de <text:s text:c="2"/>votre <text:s text:c="2"/>page <text:s text:c="2"/>internet <text:s text:c="2"/>au <text:s text:c="2"/>format <text:s text:c="2"/>papier <text:s text:c="2"/>en <text:s text:c="2"/>respectant la <text:s/>demande suivante. </text:p>
      <text:p text:style-name="P13">La page internet est composée de : </text:p>
      <text:p text:style-name="P13">- un titre de page: votre nom et votre prénom </text:p>
      <text:p text:style-name="P13">- un titre: le poste rec herché <text:s/></text:p>
      <text:p text:style-name="P13">- 2 couleurs de police différentes </text:p>
      <text:p text:style-name="P13">- 4 couleurs maximum sur la page (hors photo d’identité) </text:p>
      <text:p text:style-name="P13">- une photo de vous </text:p>
      <text:p text:style-name="P13">- dans <text:s text:c="2"/>un <text:s text:c="2"/>cadre <text:s text:c="2"/>avec <text:s text:c="2"/>un <text:s text:c="2"/>fond <text:s text:c="2"/>coloré, <text:s text:c="2"/>écrire <text:s text:c="2"/>votre <text:s text:c="2"/>citation <text:s text:c="2"/>favorite <text:s text:c="2"/>avec <text:s text:c="2"/>le <text:s text:c="2"/>nom <text:s text:c="2"/>de <text:s/>l’auteur </text:p>
      <text:p text:style-name="P13">- rédiger 4 <text:s text:c="2"/>parties <text:s text:c="2"/>distinctes <text:s text:c="2"/>contenant <text:s text:c="2"/>votre <text:s text:c="2"/>formation, <text:s text:c="2"/>vos <text:s text:c="2"/>expériences professionnelles, vos compétences et vos centres d’intérêt </text:p>
      <text:p text:style-name="P13">- rédiger <text:s text:c="2"/>une <text:s text:c="2"/>anecdote <text:s text:c="2"/>insolite, <text:s text:c="2"/>un <text:s text:c="2"/>rêve <text:s text:c="2"/>à <text:s text:c="2"/>réaliser <text:s text:c="2"/>ou <text:s text:c="2"/>votre <text:s text:c="2"/>plus <text:s text:c="2"/>beau <text:s text:c="2"/>souvenir, <text:s text:c="2"/>dans <text:s/>un cadre avec un contour </text:p>
      <text:p text:style-name="P13">- sous <text:s text:c="2"/>la <text:s text:c="2"/>photo, <text:s text:c="2"/>écrire <text:s text:c="2"/>votre <text:s text:c="2"/>âge, <text:s text:c="2"/>votre <text:s text:c="2"/>ville <text:s text:c="2"/>de <text:s text:c="2"/>résidence, <text:s text:c="2"/>votre <text:s text:c="2"/>email, <text:s text:c="2"/>votre <text:s text:c="2"/>mobilité géographique </text:p>
      <text:p text:style-name="P13">- utiliser une des polices disponibles sur cette page: <text:s/></text:p>
      <text:p text:style-name="P13"><text:a xlink:type="simple" xlink:href="https://fonts.google.com/?category=Sans+Serif" text:style-name="Internet_20_link" text:visited-style-name="Visited_20_Internet_20_Link">https://fonts.google.com/?category=Sans+Serif</text:a> </text:p>
      <text:p text:style-name="P13">L’utilisation d’icône et/ou d’un fond de page est possible. </text:p>
      <text:p text:style-name="P13"/>
      <text:p text:style-name="P12">Réaliser <text:s text:c="2"/>la <text:s text:c="2"/>page <text:s text:c="2"/>internet <text:s text:c="2"/>correspondant <text:s text:c="2"/>à <text:s text:c="2"/>votre <text:s text:c="2"/>maquette, <text:s text:c="2"/>en <text:s text:c="2"/>utilisant <text:s text:c="2"/>2 <text:s text:c="2"/>et <text:s text:c="2"/>seulement <text:s text:c="2"/>2 <text:s/>langages <text:s/>de <text:s/>développement <text:s/>web: <text:s/>langage <text:s/>de <text:s/>balise <text:s/>et <text:s/>feuille <text:s/>de <text:s/>style. </text:p>
      <text:p text:style-name="P14"/>
      <text:p text:style-name="P14">Les <text:s/>fichiers <text:s/>de <text:s/>la <text:s/>page <text:s/>internet <text:s/>sont <text:s/>mis <text:s/>sur <text:s/>un <text:s/>dépôt <text:s/>GitHub <text:s/>personnel </text:p>
      <text:p text:style-name="P14"><text:s/></text:p>
      <text:p text:style-name="P14">Le <text:s/>lien <text:s/>de <text:s/>votre <text:s/>profil <text:s/>GitHub <text:s/>est <text:s/>à <text:s text:c="2"/>renseigner <text:s/>sur <text:s/>la <text:s/>page <text:s/>suivante: </text:p>
      <text:p text:style-name="P14"><text:span text:style-name="T9">https://github.com/SimplonPamiers/WebDev-1/wiki/Les-profils-GitHub-de-la-promo </text:span><text:s/></text:p>
      <text:p text:style-name="P14"/>
      <text:p text:style-name="P8">Contrainte </text:p>
      <text:p text:style-name="P17">La <text:s text:c="2"/>présentation <text:s text:c="2"/>de <text:s text:c="2"/>la <text:s text:c="2"/>page <text:s text:c="2"/>internet <text:s text:c="2"/>doit <text:s text:c="2"/>être <text:s text:c="2"/>similaire <text:s text:c="2"/>sur <text:span text:style-name="T8">Firefox, Chrome et Edge.</text:span></text:p>
      <text:p text:style-name="P6"><text:s/></text:p>
      <text:p text:style-name="P5">Publier <text:s/>une <text:s/>page <text:s/>internet </text:p>
      <text:p text:style-name="P6">Publier <text:s/>votre <text:s/>page <text:s/>sur <text:s/>internet. <text:s/></text:p>
      <text:p text:style-name="P6">L’adresse <text:s text:c="2"/>de <text:s text:c="2"/>la <text:s text:c="2"/>page <text:s text:c="2"/>internet <text:s text:c="2"/>doit <text:s text:c="2"/>être <text:s text:c="2"/>accessible <text:s text:c="2"/>(quelque <text:s text:c="2"/>soit <text:s text:c="2"/>le <text:s text:c="2"/>poste <text:s text:c="2"/>informatique <text:s/>utilisé), <text:s/>sans <text:s/>aucune <text:s/>restriction <text:s/>(pas <text:s/>d’espace <text:s/>privé <text:s/>nécessitant <text:s/>un <text:s/>login/mot <text:s/>de <text:s/>passe). </text:p>
      <text:p text:style-name="P6">Le <text:s/>contenu <text:s/>de <text:s/>la <text:s/>page <text:s/>internet <text:s/>doit <text:s/>correspondre <text:s/>aux <text:s/>fichiers <text:s/><text:span text:style-name="T8">contenus dans le repo Github</text:span></text:p>
      <text:p text:style-name="P6"><text:s/></text:p>
      <text:p text:style-name="P6">L’adresse <text:s/>de <text:s/>la <text:s/>page <text:s/>internet <text:s/>est <text:s/>renseigné <text:s/>dans <text:s/>le <text:s/>readme <text:s/>de <text:s/>votre <text:s/><text:span text:style-name="T8">repo</text:span> <text:s/>GitHub. </text:p>
      <text:p text:style-name="P6"/>
      <text:p text:style-name="P20">Conseils</text:p>
      <text:p text:style-name="P19">Procédez étape par étape.</text:p>
      <text:p text:style-name="P19">Planifiez votre travail.</text:p>
      <text:p text:style-name="P19">Itérez souvent et réfléchissez en termes de MVP (Minimum Viable Product) : comment vous organiser pour être le plus efficace ?</text:p>
      <text:p text:style-name="P19"><text:soft-page-break/></text:p>
      <text:p text:style-name="P9">Bonus</text:p>
      <text:p text:style-name="P7">Le CV est imprimable.</text:p>
      <text:p text:style-name="P7">Le CV est respons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5T12:10:08.161539812</dc:date>
    <meta:editing-duration>PT18M30S</meta:editing-duration>
    <meta:editing-cycles>3</meta:editing-cycles>
    <meta:document-statistic meta:table-count="0" meta:image-count="0" meta:object-count="0" meta:page-count="3" meta:paragraph-count="68" meta:word-count="612" meta:character-count="4043" meta:non-whitespace-character-count="3212"/>
  </office:meta>
</office:document-meta>
</file>